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AC00000245C59A8F3F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UKai CN" svg:font-family="'AR PL UKai CN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phics1" text:anchor-type="paragraph" svg:width="175.9mm" svg:height="149.4mm" draw:z-index="0"><draw:image xlink:href="Pictures/10000201000002AC00000245C59A8F3F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UKai CN" svg:font-family="'AR PL UKai CN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s" fo:country="A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49mm" style:writing-mode="page"/>
      <style:text-properties style:use-window-font-color="true" style:font-name="Times New Roman" fo:font-size="10pt" fo:language="es" fo:country="AR" style:letter-kerning="true" style:font-name-asian="AR PL UKai CN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Arial" fo:font-size="14pt" style:font-name-asian="AR PL UKai CN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0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5.9mm" fo:page-height="279.4mm" style:num-format="1" style:print-orientation="portrait" fo:margin="20mm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ntiago Rojo</meta:initial-creator>
    <meta:creation-date>2014-04-19T21:47:20</meta:creation-date>
    <dc:date>2014-04-19T21:55:35</dc:date>
    <dc:creator>Santiago Rojo</dc:creator>
    <meta:editing-duration>P0D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3.5$Linux_X86_64 LibreOffice_project/350m1$Build-2</meta:generator>
  </office:meta>
</office:document-meta>
</file>